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 Sans" svg:font-family="'Open Sans', apple-system, BlinkMacSystemFont, 'Segoe UI', Roboto, 'Helvetica Neue', Arial, sans-serif, 'Apple Color Emoji', 'Segoe UI Emoji', 'Segoe UI Symbol'"/>
    <style:font-face style:name="Times New Roman" svg:font-family="'Times New Roman'" style:font-family-generic="system" style:font-pitch="variable"/>
    <style:font-face style:name="VTimes New Roman" svg:font-family="'VTimes New Roman'"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VTimes New Roman" fo:font-size="18pt" style:text-underline-style="solid" style:text-underline-width="auto" style:text-underline-color="font-color" fo:font-weight="bold" style:font-size-asian="18pt" style:font-weight-asian="bold" style:font-name-complex="Times New Roman" style:font-size-complex="18pt" style:font-weight-complex="bold"/>
    </style:style>
    <style:style style:name="P3" style:family="paragraph" style:parent-style-name="Standard">
      <style:text-properties style:font-name="VTimes New Roman"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P4" style:family="paragraph" style:parent-style-name="Standard">
      <style:text-properties style:font-name="VTimes New Roman" fo:font-size="12pt" style:font-size-asian="12pt" style:font-name-complex="Times New Roman" style:font-size-complex="12pt"/>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officeooo:paragraph-rsid="001968e3"/>
    </style:style>
    <style:style style:name="T1" style:family="text">
      <style:text-properties style:font-name="VTimes New Roman" fo:font-size="18pt" style:text-underline-style="solid" style:text-underline-width="auto" style:text-underline-color="font-color" fo:font-weight="bold" style:font-size-asian="18pt" style:font-weight-asian="bold" style:font-name-complex="Times New Roman" style:font-size-complex="18pt" style:font-weight-complex="bold"/>
    </style:style>
    <style:style style:name="T2" style:family="text">
      <style:text-properties style:font-name="VTimes New Roman" fo:font-size="14pt" style:text-underline-style="solid" style:text-underline-width="auto" style:text-underline-color="font-color" fo:font-weight="bold" style:font-size-asian="14pt" style:font-weight-asian="bold" style:font-name-complex="Times New Roman" style:font-size-complex="14pt" style:font-weight-complex="bold"/>
    </style:style>
    <style:style style:name="T3" style:family="text">
      <style:text-properties style:font-name="VTimes New Roman" fo:font-size="12pt" style:font-size-asian="12pt" style:font-name-complex="Times New Roman" style:font-size-complex="12pt"/>
    </style:style>
    <style:style style:name="T4" style:family="text">
      <style:text-properties style:font-name="VTimes New Roman" style:font-name-complex="Times New Roman"/>
    </style:style>
    <style:style style:name="T5" style:family="text">
      <style:text-properties style:font-name="VTimes New Roman" officeooo:rsid="001968e3" style:font-name-complex="Times New Roman"/>
    </style:style>
    <style:style style:name="T6" style:family="text">
      <style:text-properties style:font-name="VTimes New Roman" fo:font-style="italic" officeooo:rsid="001968e3" style:font-style-asian="italic" style:font-name-complex="Times New Roman" style:font-style-complex="italic"/>
    </style:style>
    <style:style style:name="T7" style:family="text">
      <style:text-properties style:font-name="VTimes New Roman" fo:font-style="normal" officeooo:rsid="001968e3" style:font-style-asian="normal" style:font-name-complex="Times New Roman" style:font-style-complex="normal"/>
    </style:style>
    <style:style style:name="T8" style:family="text">
      <style:text-properties fo:font-variant="normal" fo:text-transform="none" fo:color="#21252a" loext:opacity="100%" style:font-name="Open Sans" fo:font-size="14pt" fo:letter-spacing="normal" fo:font-style="normal" style:text-underline-style="solid" style:text-underline-width="auto" style:text-underline-color="font-color" fo:font-weight="bold" style:font-size-asian="14pt" style:font-weight-asian="bold" style:font-name-complex="Times New Roman"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Week Three: Research</text:span></text:p>
      <text:p text:style-name="P2"/>
      <text:p text:style-name="Standard"><text:span text:style-name="T2">1. </text:span><text:span text:style-name="T8">Write a line of code that shows how you would instantiate an ArrayList of String.</text:span><text:span text:style-name="T2"> </text:span></text:p>
      <text:p text:style-name="P5"><text:span text:style-name="T4"><text:tab/></text:span><text:span text:style-name="T5">If I wanted to initialize an ArrayList of Strings, say of a collection of last names, I would write the code like this: </text:span><text:span text:style-name="T6">ArrayList&lt;String&gt; lastNames = new ArrayList&lt;&gt;(); </text:span><text:span text:style-name="T7">. I tell program that the ArrayList is containing Strings by placing the type </text:span><text:span text:style-name="T6">String</text:span><text:span text:style-name="T7"> between the angle brackets </text:span><text:span text:style-name="T6">&lt;&gt; </text:span><text:span text:style-name="T7">and then give the ArrayList the name of </text:span><text:span text:style-name="T6">lastNames</text:span><text:span text:style-name="T7">. After that I set it equal to a new ArrayList to set aside the specific memory required. If I then wanted to add a specific string as an entry in the list, in this example I will use the last name “Smith”, I would use the </text:span><text:span text:style-name="T6">.add(“Smith”) </text:span><text:span text:style-name="T7">method. Here’s how I would write that: </text:span><text:span text:style-name="T6">lastNames.add(“Smith”); .</text:span></text:p>
      <text:p text:style-name="P3"/>
      <text:p text:style-name="P3"/>
      <text:p text:style-name="Standard"><text:span text:style-name="T2">2. </text:span><text:span text:style-name="T8">Write a line of code that shows how you would instantiate a HashSet of StringBuilder.</text:span><text:span text:style-name="T2"> </text:span></text:p>
      <text:p text:style-name="P6"><text:span text:style-name="T5"><text:tab/>If I wanted to initialize an HashSet of StringBuilder, say of a collection of</text:span><text:span text:style-name="T7">emails, I would first initialize the HashSet like this: </text:span><text:span text:style-name="T6">HashSet&lt;String&gt; emailSet = new HashSet&lt;&gt;(); .</text:span><text:span text:style-name="T7"> I tell program that the HashSet is containing Strings by placing the type </text:span><text:span text:style-name="T6">String</text:span><text:span text:style-name="T7"> between the angle brackets </text:span><text:span text:style-name="T6">&lt;&gt; </text:span><text:span text:style-name="T7">and then give the HashSet the name of </text:span><text:span text:style-name="T6">emailList</text:span><text:span text:style-name="T7">. After that I set it equal to a new HashSet to set aside the specific memory required. Now I can initialize a StringBuilder:</text:span><text:span text:style-name="T6"> StringBuilder strBuilder = new StringBuilder(); . </text:span><text:span text:style-name="T7">Then, if I wanted to append the domain of the email, let’s say gmail.com, <text:s/>onto a specific String contained in the list I would use the </text:span><text:span text:style-name="T6">.append()</text:span><text:span text:style-name="T7"> method, written like this: </text:span><text:span text:style-name="T6">emailSet.add(strBuilder.append(“@gmail.com”)); .</text:span></text:p>
      <text:p text:style-name="P3"/>
      <text:p text:style-name="P3"/>
      <text:p text:style-name="Standard"><text:span text:style-name="T2">What is your favorite thing you learned this week?</text:span></text:p>
      <text:p text:style-name="Standard"><text:span text:style-name="T4"><text:tab/>Th</text:span><text:span text:style-name="T5">is is the fourth week I’ve been enrolled in the Promineo Tech Back-End Software Development program, and I have to say the difficulty and complexity of the programming is already shooting up! This has been my favorite part of this week, the struggle and learning process to figure out how the code works and how best to write and execute certain ideas.</text:span></text:p>
      <text:p text:style-name="P4"/>
      <text:p text:style-name="P4"/>
      <text:p text:style-name="P4"/>
      <text:p text:style-name="P4"/>
      <text:p text:style-name="Standard"><text:soft-page-break/><text:span text:style-name="T2">Sources:</text:span></text:p>
      <text:p text:style-name="Standard"><text:span text:style-name="Internet_20_link"><text:span text:style-name="T3"><text:s/></text:span></text:span></text:p>
      <text:p text:style-name="Standard"><text:span text:style-name="Internet_20_link"><text:span text:style-name="T3">https://docs.oracle.com/javase/7/docs/api/java/util/ArrayList.html</text:span></text:span></text:p>
      <text:p text:style-name="Standard"><text:span text:style-name="Internet_20_link"><text:span text:style-name="T3">https://docs.oracle.com/javase/8/docs/api/java/util/HashSet.html</text:span></text:span></text:p>
      <text:p text:style-name="Standard"><text:span text:style-name="Internet_20_link"><text:span text:style-name="T3">https://docs.oracle.com/javase/7/docs/api/java/lang/StringBuilder.html</text:span></text:span></text:p>
      <text:p text:style-name="P4"/>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 Sans" svg:font-family="'Open Sans', apple-system, BlinkMacSystemFont, 'Segoe UI', Roboto, 'Helvetica Neue', Arial, sans-serif, 'Apple Color Emoji', 'Segoe UI Emoji', 'Segoe UI Symbol'"/>
    <style:font-face style:name="Times New Roman" svg:font-family="'Times New Roman'" style:font-family-generic="system" style:font-pitch="variable"/>
    <style:font-face style:name="VTimes New Roman" svg:font-family="'VTimes New Roman'"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游明朝" style:font-size-asian="11pt" style:language-asian="ja" style:country-asian="JP"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游明朝" style:font-size-asian="11pt" style:language-asian="ja" style:country-asian="JP"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0689in" style:type="center"/>
          <style:tab-stop style:position="6.1374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0689in" style:type="center"/>
          <style:tab-stop style:position="6.1374in"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Cobe Mitchel Lawson<text:tab/>Back-End Software Development<text:tab/>01/20/2023</text:p>
        <text:p text:style-name="Header"><text:tab/></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obe Lawson</meta:initial-creator>
    <meta:editing-cycles>5</meta:editing-cycles>
    <meta:creation-date>2023-01-19T20:37:00</meta:creation-date>
    <dc:date>2023-01-25T16:57:20.077000000</dc:date>
    <meta:editing-duration>PT1H56M51S</meta:editing-duration>
    <meta:generator>LibreOffice/7.4.4.2$Windows_X86_64 LibreOffice_project/85569322deea74ec9134968a29af2df5663baa21</meta:generator>
    <meta:document-statistic meta:table-count="0" meta:image-count="0" meta:object-count="0" meta:page-count="2" meta:paragraph-count="14" meta:word-count="348" meta:character-count="2239" meta:non-whitespace-character-count="1895"/>
    <meta:user-defined meta:name="AppVersion">16.0000</meta:user-defined>
    <meta:template xlink:type="simple" xlink:actuate="onRequest" xlink:title="Normal" xlink:href=""/>
  </office:meta>
</office:document-meta>
</file>